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start" style:justify-single-word="false"/>
      <style:text-properties officeooo:rsid="0002b416" officeooo:paragraph-rsid="0002b416"/>
    </style:style>
    <style:style style:name="P2" style:family="paragraph" style:parent-style-name="Text_20_body">
      <style:paragraph-properties fo:text-align="start" style:justify-single-word="false"/>
      <style:text-properties officeooo:rsid="0003df4e" officeooo:paragraph-rsid="0003df4e"/>
    </style:style>
    <style:style style:name="P3" style:family="paragraph" style:parent-style-name="Text_20_body">
      <style:paragraph-properties fo:text-align="start" style:justify-single-word="false"/>
      <style:text-properties officeooo:rsid="0003df4e" officeooo:paragraph-rsid="000665af"/>
    </style:style>
    <style:style style:name="P4" style:family="paragraph" style:parent-style-name="Text_20_body">
      <style:paragraph-properties fo:text-align="start" style:justify-single-word="false"/>
      <style:text-properties officeooo:rsid="0007ad86" officeooo:paragraph-rsid="0007ad86"/>
    </style:style>
    <style:style style:name="P5" style:family="paragraph" style:parent-style-name="Text_20_body">
      <style:paragraph-properties fo:text-align="start" style:justify-single-word="false"/>
      <style:text-properties officeooo:rsid="0008571d" officeooo:paragraph-rsid="0008571d"/>
    </style:style>
    <style:style style:name="P6" style:family="paragraph" style:parent-style-name="Text_20_body">
      <style:paragraph-properties fo:text-align="start" style:justify-single-word="false"/>
      <style:text-properties officeooo:rsid="0009ec1e" officeooo:paragraph-rsid="0009ec1e"/>
    </style:style>
    <style:style style:name="P7" style:family="paragraph" style:parent-style-name="Header">
      <style:text-properties officeooo:rsid="0000232c" officeooo:paragraph-rsid="0000232c"/>
    </style:style>
    <style:style style:name="P8" style:family="paragraph" style:parent-style-name="Heading_20_1">
      <style:paragraph-properties fo:text-align="center" style:justify-single-word="false"/>
      <style:text-properties officeooo:paragraph-rsid="0000232c"/>
    </style:style>
    <style:style style:name="T1" style:family="text">
      <style:text-properties officeooo:rsid="0000232c"/>
    </style:style>
    <style:style style:name="T2" style:family="text">
      <style:text-properties officeooo:rsid="0003a675"/>
    </style:style>
    <style:style style:name="T3" style:family="text">
      <style:text-properties officeooo:rsid="0005afd1"/>
    </style:style>
    <style:style style:name="T4" style:family="text">
      <style:text-properties officeooo:rsid="0008571d"/>
    </style:style>
    <style:style style:name="T5" style:family="text">
      <style:text-properties officeooo:rsid="00098c96"/>
    </style:style>
    <style:style style:name="T6" style:family="text">
      <style:text-properties officeooo:rsid="000c68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Program Usability Testing – 106CR</text:span></text:h>
      <text:p text:style-name="P1">During week 7 we ran some testing on our program to test the usability of the program <text:span text:style-name="T2">for new users, this was achieved by giving my program to testers that have had no prior experience using my program and asking them to learn how the game worked and monitor how well they picked up the basic controls for the game. This gave me an outline of the ease of use of my game and allowed for a different perspective on which information should be included within the program. Usability testing is useful as it allows for us to develop the game to be more user friendly subsequently this effects the users end experience with the program and creates a more immersive experience for the user. The information that we received in our usability testing phase allowed us to go back into the program and modify any incorrect or misleading information that may be presented to the user.</text:span></text:p>
      <text:p text:style-name="P2"/>
      <text:p text:style-name="P2">For my testing I used two different people from different backgrounds to test my program and give their feedback from a usability standpoint. The first tester was a fellow computer scientist the logic behind doing so was that any usability suggestions received by them would be more technical and result in a better experience for the second tester who was not from a background of computers.</text:p>
      <text:p text:style-name="P3">My first tester gave a few suggestions for improving the usability of my game. Firstly the suggestion of a menu screen that was accessible through a hokey within game, this menu screen would function to show all statistics the user should know in a neat and ordered format and also contribute as a pause function while the user is on the menu screen. This was a very welcomed suggestion as it would add another layer of interaction from the user allowing for the possibility of an options menu for custom tailored settings within the game. <text:span text:style-name="T3">The second suggestion that I was given by my tester was to reposition and reformat the text located on the top left of the screen that was acting as a HUD (Heads Up Display). They suggested creating a HUD area with a background to give the user a more centralised and more traditional design for the HUD. I could see the point that they were making and agreed with them that it would create a much more realistic HUD, but at the same time argued that there was just not enough information provided to the user to warrant the need for such a feature within the simplistic game. If I was to spend longer on the game and increase the amount of information available to the user at any one point I would definitely move all the information from the top left of the screen to a centralised HUD.</text:span></text:p>
      <text:p text:style-name="P3"/>
      <text:p text:style-name="P4">My second testing user was a physiotherapist student at the university, <text:span text:style-name="T4">excluding the points that my first tester gave me, – which came up as issues for them during their testing phase – a extra point that they raised was to implement an instruction screen to the game as a splash screen for the game when it loads before the user starts the game. They raised that this would act as an entrance into the game, as the game would not initialise before the user had pressed a button to get off of the introduction screen and would also explain to users that would have no idea what the program is about or the aim of the game, or in some cases even the controls of the game. This suggestion was very quickly accepted and if there was more time in the project this feature would have been implemented into the game exactly as they described it.</text:span></text:p>
      <text:p text:style-name="P5"><text:soft-page-break/>Other than those points raised by both my testers they both agreed that <text:span text:style-name="T5">the current state of the game was good, the program was responsive to user input and other than the initial stage of realising the controls, the rest of the program was easy to pick up on and control within the game was fluid. They also noted that the implementation of Dijkstra’s algorithm added another aspect for the player to interact with and such increased the immersiveness of the game. </text:span></text:p>
      <text:p text:style-name="P6">My testing however was not entirely accurate as the sample size of two is not enough to get a broad enough view to generalise for other users. <text:span text:style-name="T6">A much more accurate testing phase would have had a much larger sample size, due to time constraints on this project the sample size had to be kept small in order to attempt to implement any changes suggested by our testers. The different in background between our testers was to invoke different viewpoints and get a more rounded view on the usability of the program, again given more time I would have consulted more people from different backgrounds to begin to be able to assume usability changes based on previous user feedback.</text:span></text:p>
      <text:p text:style-name="P3"><text:span text:style-name="T3"><text:s text:c="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232c" officeooo:paragraph-rsid="0000232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onathan Salm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dsalmon </meta:initial-creator>
    <meta:creation-date>2016-03-12T21:53:46.028649620</meta:creation-date>
    <dc:date>2016-03-12T23:58:23.811394795</dc:date>
    <dc:creator>jdsalmon </dc:creator>
    <meta:editing-duration>PT1H28M14S</meta:editing-duration>
    <meta:editing-cycles>12</meta:editing-cycles>
    <meta:generator>LibreOffice/4.3.3.2$Linux_X86_64 LibreOffice_project/430m0$Build-2</meta:generator>
    <meta:document-statistic meta:table-count="0" meta:image-count="0" meta:object-count="0" meta:page-count="2" meta:paragraph-count="9" meta:word-count="829" meta:character-count="4626" meta:non-whitespace-character-count="3799"/>
  </office:meta>
</office:document-meta>
</file>